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9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983cm" svg:height="3.743cm" svg:x="1cm" svg:y="4.857cm">
          <draw:text-box>
            <text:p text:style-name="P1"><text:span text:style-name="T1">Take a break if you need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Press any key when you are ready to go aga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16T14:07:33.083933366</dc:date>
    <meta:editing-duration>PT1H8M14S</meta:editing-duration>
    <meta:editing-cycles>18</meta:editing-cycles>
    <meta:generator>LibreOffice/6.0.7.3$Linux_X86_64 LibreOffice_project/00m0$Build-3</meta:generator>
    <meta:document-statistic meta:object-count="1"/>
  </office:meta>
</office:document-meta>
</file>